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9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56.55pt"/>
    </style:style>
    <style:style style:name="co5" style:family="table-column">
      <style:table-column-properties fo:break-before="auto" style:column-width="94.2pt"/>
    </style:style>
    <style:style style:name="co6" style:family="table-column">
      <style:table-column-properties fo:break-before="auto" style:column-width="11.9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lts" table:style-name="ta1">
        <table:shapes>
          <draw:frame draw:z-index="0" draw:style-name="gr1" draw:text-style-name="P1" svg:width="453.54pt" svg:height="255.23pt" svg:x="433.84pt" svg:y="36.91pt">
            <draw:object draw:notify-on-update-of-ranges="results.A3:results.A3 results.A4:results.A24 results.B3:results.B3 results.B4:results.B24 results.A3:results.A3 results.A4:results.A24 results.C3:results.C3 results.C4:results.C24 results.A3:results.A3 results.A4:results.A24 results.D3:results.D3 results.D4:results.D24 results.A3:results.A3 results.A4:results.A24 results.E3:results.E3 results.E4:results.E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4pt" svg:height="255.23pt" svg:x="436.99pt" svg:y="362.92pt">
            <draw:object draw:notify-on-update-of-ranges="results.A28:results.A28 results.A29:results.A49 results.B28:results.B28 results.B29:results.B49 results.A28:results.A28 results.A29:results.A49 results.C28:results.C28 results.C29:results.C49 results.A28:results.A28 results.A29:results.A49 results.D28:results.D28 results.D29:results.D49 results.A28:results.A28 results.A29:results.A49 results.E28:results.E28 results.E29:results.E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7pt" svg:height="255.23pt" svg:x="436.2pt" svg:y="673.11pt">
            <draw:object draw:notify-on-update-of-ranges="results.A53:results.A53 results.A54:results.A74 results.B53:results.B53 results.B54:results.B74 results.A53:results.A53 results.A54:results.A74 results.C53:results.C53 results.C54:results.C74 results.A53:results.A53 results.A54:results.A74 results.D53:results.D53 results.D54:results.D74 results.A53:results.A53 results.A54:results.A74 results.E53:results.E53 results.E54:results.E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4pt" svg:height="255.23pt" svg:x="433.84pt" svg:y="990.11pt">
            <draw:object draw:notify-on-update-of-ranges="results.A78:results.A78 results.A79:results.A99 results.B78:results.B78 results.B79:results.B99 results.A78:results.A78 results.A79:results.A99 results.C78:results.C78 results.C79:results.C99 results.A78:results.A78 results.A79:results.A99 results.D78:results.D78 results.D79:results.D99 results.A78:results.A78 results.A79:results.A99 results.E78:results.E78 results.E79:results.E9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4pt" svg:height="255.23pt" svg:x="432.26pt" svg:y="1302.58pt">
            <draw:object draw:notify-on-update-of-ranges="results.A101:results.A101 results.A102:results.A122 results.B101:results.B101 results.B102:results.B122 results.A101:results.A101 results.A102:results.A122 results.C101:results.C101 results.C102:results.C1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rte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qsort</text:p>
          </table:table-cell>
          <table:table-cell office:value-type="string" calcext:value-type="string">
            <text:p><text:s/>merge_sort</text:p>
          </table:table-cell>
          <table:table-cell office:value-type="string" calcext:value-type="string">
            <text:p><text:s/>radix_sort</text:p>
          </table:table-cell>
          <table:table-cell office:value-type="string" calcext:value-type="string">
            <text:p><text:s/>parallel_radix_sor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2252" calcext:value-type="float">
            <text:p>0.0022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2066" calcext:value-type="float">
            <text:p>0.0020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2082" calcext:value-type="float">
            <text:p>0.0020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0.002066" calcext:value-type="float">
            <text:p>0.0020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3" calcext:value-type="float">
            <text:p>0.000003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0.002046" calcext:value-type="float">
            <text:p>0.0020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1756" calcext:value-type="float">
            <text:p>0.0017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1787" calcext:value-type="float">
            <text:p>0.0017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1769" calcext:value-type="float">
            <text:p>0.0017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1772" calcext:value-type="float">
            <text:p>0.0017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1748" calcext:value-type="float">
            <text:p>0.0017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001818" calcext:value-type="float">
            <text:p>0.0018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1864" calcext:value-type="float">
            <text:p>0.0018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1905" calcext:value-type="float">
            <text:p>0.0019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1564" calcext:value-type="float">
            <text:p>0.001564</text:p>
          </table:table-cell>
          <table:table-cell office:value-type="float" office:value="0.001379" calcext:value-type="float">
            <text:p>0.001379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02025" calcext:value-type="float">
            <text:p>0.0020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001835" calcext:value-type="float">
            <text:p>0.001835</text:p>
          </table:table-cell>
          <table:table-cell office:value-type="float" office:value="0.00264" calcext:value-type="float">
            <text:p>0.002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6875" calcext:value-type="float">
            <text:p>0.006875</text:p>
          </table:table-cell>
          <table:table-cell office:value-type="float" office:value="0.006189" calcext:value-type="float">
            <text:p>0.006189</text:p>
          </table:table-cell>
          <table:table-cell office:value-type="float" office:value="0.00504" calcext:value-type="float">
            <text:p>0.00504</text:p>
          </table:table-cell>
          <table:table-cell office:value-type="float" office:value="0.003677" calcext:value-type="float">
            <text:p>0.0036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4566" calcext:value-type="float">
            <text:p>0.014566</text:p>
          </table:table-cell>
          <table:table-cell office:value-type="float" office:value="0.013087" calcext:value-type="float">
            <text:p>0.013087</text:p>
          </table:table-cell>
          <table:table-cell office:value-type="float" office:value="0.010223" calcext:value-type="float">
            <text:p>0.010223</text:p>
          </table:table-cell>
          <table:table-cell office:value-type="float" office:value="0.005982" calcext:value-type="float">
            <text:p>0.0059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30446" calcext:value-type="float">
            <text:p>0.030446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12095" calcext:value-type="float">
            <text:p>0.0120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63677" calcext:value-type="float">
            <text:p>0.063677</text:p>
          </table:table-cell>
          <table:table-cell office:value-type="float" office:value="0.058134" calcext:value-type="float">
            <text:p>0.058134</text:p>
          </table:table-cell>
          <table:table-cell office:value-type="float" office:value="0.053615" calcext:value-type="float">
            <text:p>0.053615</text:p>
          </table:table-cell>
          <table:table-cell office:value-type="float" office:value="0.026704" calcext:value-type="float">
            <text:p>0.0267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34991" calcext:value-type="float">
            <text:p>0.134991</text:p>
          </table:table-cell>
          <table:table-cell office:value-type="float" office:value="0.122684" calcext:value-type="float">
            <text:p>0.122684</text:p>
          </table:table-cell>
          <table:table-cell office:value-type="float" office:value="0.118111" calcext:value-type="float">
            <text:p>0.118111</text:p>
          </table:table-cell>
          <table:table-cell office:value-type="float" office:value="0.051718" calcext:value-type="float">
            <text:p>0.0517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80067" calcext:value-type="float">
            <text:p>0.280067</text:p>
          </table:table-cell>
          <table:table-cell office:value-type="float" office:value="0.258133" calcext:value-type="float">
            <text:p>0.258133</text:p>
          </table:table-cell>
          <table:table-cell office:value-type="float" office:value="0.248873" calcext:value-type="float">
            <text:p>0.248873</text:p>
          </table:table-cell>
          <table:table-cell office:value-type="float" office:value="0.104755" calcext:value-type="float">
            <text:p>0.1047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verse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qsort</text:p>
          </table:table-cell>
          <table:table-cell office:value-type="string" calcext:value-type="string">
            <text:p><text:s/>merge_sort</text:p>
          </table:table-cell>
          <table:table-cell office:value-type="string" calcext:value-type="string">
            <text:p><text:s/>radix_sort</text:p>
          </table:table-cell>
          <table:table-cell office:value-type="string" calcext:value-type="string">
            <text:p><text:s/>parallel_radix_sor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787" calcext:value-type="float">
            <text:p>0.0017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765" calcext:value-type="float">
            <text:p>0.0017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849" calcext:value-type="float">
            <text:p>0.0018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" calcext:value-type="float">
            <text:p>0.000002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001797" calcext:value-type="float">
            <text:p>0.0017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3" calcext:value-type="float">
            <text:p>0.000003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0.00177" calcext:value-type="float">
            <text:p>0.001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1769" calcext:value-type="float">
            <text:p>0.0017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1756" calcext:value-type="float">
            <text:p>0.0017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1765" calcext:value-type="float">
            <text:p>0.0017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1799" calcext:value-type="float">
            <text:p>0.0017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1779" calcext:value-type="float">
            <text:p>0.0017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001785" calcext:value-type="float">
            <text:p>0.0017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1919" calcext:value-type="float">
            <text:p>0.0019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0.001379" calcext:value-type="float">
            <text:p>0.001379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002035" calcext:value-type="float">
            <text:p>0.0020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3435" calcext:value-type="float">
            <text:p>0.003435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0.002639" calcext:value-type="float">
            <text:p>0.0026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7237" calcext:value-type="float">
            <text:p>0.007237</text:p>
          </table:table-cell>
          <table:table-cell office:value-type="float" office:value="0.006188" calcext:value-type="float">
            <text:p>0.006188</text:p>
          </table:table-cell>
          <table:table-cell office:value-type="float" office:value="0.005049" calcext:value-type="float">
            <text:p>0.005049</text:p>
          </table:table-cell>
          <table:table-cell office:value-type="float" office:value="0.003426" calcext:value-type="float">
            <text:p>0.0034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5173" calcext:value-type="float">
            <text:p>0.015173</text:p>
          </table:table-cell>
          <table:table-cell office:value-type="float" office:value="0.013098" calcext:value-type="float">
            <text:p>0.013098</text:p>
          </table:table-cell>
          <table:table-cell office:value-type="float" office:value="0.010256" calcext:value-type="float">
            <text:p>0.010256</text:p>
          </table:table-cell>
          <table:table-cell office:value-type="float" office:value="0.005752" calcext:value-type="float">
            <text:p>0.0057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31897" calcext:value-type="float">
            <text:p>0.031897</text:p>
          </table:table-cell>
          <table:table-cell office:value-type="float" office:value="0.027595" calcext:value-type="float">
            <text:p>0.027595</text:p>
          </table:table-cell>
          <table:table-cell office:value-type="float" office:value="0.021364" calcext:value-type="float">
            <text:p>0.021364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66771" calcext:value-type="float">
            <text:p>0.066771</text:p>
          </table:table-cell>
          <table:table-cell office:value-type="float" office:value="0.058212" calcext:value-type="float">
            <text:p>0.058212</text:p>
          </table:table-cell>
          <table:table-cell office:value-type="float" office:value="0.057396" calcext:value-type="float">
            <text:p>0.057396</text:p>
          </table:table-cell>
          <table:table-cell office:value-type="float" office:value="0.026494" calcext:value-type="float">
            <text:p>0.0264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40409" calcext:value-type="float">
            <text:p>0.140409</text:p>
          </table:table-cell>
          <table:table-cell office:value-type="float" office:value="0.122616" calcext:value-type="float">
            <text:p>0.122616</text:p>
          </table:table-cell>
          <table:table-cell office:value-type="float" office:value="0.134877" calcext:value-type="float">
            <text:p>0.134877</text:p>
          </table:table-cell>
          <table:table-cell office:value-type="float" office:value="0.051528" calcext:value-type="float">
            <text:p>0.0515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93051" calcext:value-type="float">
            <text:p>0.293051</text:p>
          </table:table-cell>
          <table:table-cell office:value-type="float" office:value="0.258132" calcext:value-type="float">
            <text:p>0.258132</text:p>
          </table:table-cell>
          <table:table-cell office:value-type="float" office:value="0.283201" calcext:value-type="float">
            <text:p>0.283201</text:p>
          </table:table-cell>
          <table:table-cell office:value-type="float" office:value="0.129118" calcext:value-type="float">
            <text:p>0.129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0 percent sorte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qsort</text:p>
          </table:table-cell>
          <table:table-cell office:value-type="string" calcext:value-type="string">
            <text:p><text:s/>merge_sort</text:p>
          </table:table-cell>
          <table:table-cell office:value-type="string" calcext:value-type="string">
            <text:p><text:s/>radix_sort</text:p>
          </table:table-cell>
          <table:table-cell office:value-type="string" calcext:value-type="string">
            <text:p><text:s/>parallel_radix_sor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826" calcext:value-type="float">
            <text:p>0.0018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779" calcext:value-type="float">
            <text:p>0.0017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813" calcext:value-type="float">
            <text:p>0.0018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3" calcext:value-type="float">
            <text:p>0.000003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00178" calcext:value-type="float">
            <text:p>0.00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5" calcext:value-type="float">
            <text:p>0.000005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0.001789" calcext:value-type="float">
            <text:p>0.0017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1731" calcext:value-type="float">
            <text:p>0.0017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1777" calcext:value-type="float">
            <text:p>0.0017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1763" calcext:value-type="float">
            <text:p>0.0017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1781" calcext:value-type="float">
            <text:p>0.0017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1822" calcext:value-type="float">
            <text:p>0.0018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1859" calcext:value-type="float">
            <text:p>0.0018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1847" calcext:value-type="float">
            <text:p>0.0018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761" calcext:value-type="float">
            <text:p>0.001761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1917" calcext:value-type="float">
            <text:p>0.0019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1379" calcext:value-type="float">
            <text:p>0.001379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204" calcext:value-type="float">
            <text:p>0.002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6783" calcext:value-type="float">
            <text:p>0.006783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.001206" calcext:value-type="float">
            <text:p>0.001206</text:p>
          </table:table-cell>
          <table:table-cell office:value-type="float" office:value="0.002558" calcext:value-type="float">
            <text:p>0.0025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4291" calcext:value-type="float">
            <text:p>0.014291</text:p>
          </table:table-cell>
          <table:table-cell office:value-type="float" office:value="0.006188" calcext:value-type="float">
            <text:p>0.006188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3327" calcext:value-type="float">
            <text:p>0.0033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9784" calcext:value-type="float">
            <text:p>0.029784</text:p>
          </table:table-cell>
          <table:table-cell office:value-type="float" office:value="0.013064" calcext:value-type="float">
            <text:p>0.013064</text:p>
          </table:table-cell>
          <table:table-cell office:value-type="float" office:value="0.005491" calcext:value-type="float">
            <text:p>0.005491</text:p>
          </table:table-cell>
          <table:table-cell office:value-type="float" office:value="0.005154" calcext:value-type="float">
            <text:p>0.005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027562" calcext:value-type="float">
            <text:p>0.027562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972" calcext:value-type="float">
            <text:p>0.009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30042" calcext:value-type="float">
            <text:p>0.130042</text:p>
          </table:table-cell>
          <table:table-cell office:value-type="float" office:value="0.058137" calcext:value-type="float">
            <text:p>0.058137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0.018808" calcext:value-type="float">
            <text:p>0.0188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270042" calcext:value-type="float">
            <text:p>0.270042</text:p>
          </table:table-cell>
          <table:table-cell office:value-type="float" office:value="0.122821" calcext:value-type="float">
            <text:p>0.122821</text:p>
          </table:table-cell>
          <table:table-cell office:value-type="float" office:value="0.051375" calcext:value-type="float">
            <text:p>0.051375</text:p>
          </table:table-cell>
          <table:table-cell office:value-type="float" office:value="0.034776" calcext:value-type="float">
            <text:p>0.0347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578086" calcext:value-type="float">
            <text:p>0.578086</text:p>
          </table:table-cell>
          <table:table-cell office:value-type="float" office:value="0.257887" calcext:value-type="float">
            <text:p>0.257887</text:p>
          </table:table-cell>
          <table:table-cell office:value-type="float" office:value="0.122183" calcext:value-type="float">
            <text:p>0.122183</text:p>
          </table:table-cell>
          <table:table-cell office:value-type="float" office:value="0.079399" calcext:value-type="float">
            <text:p>0.0793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ndo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qsort</text:p>
          </table:table-cell>
          <table:table-cell office:value-type="string" calcext:value-type="string">
            <text:p><text:s/>merge_sort</text:p>
          </table:table-cell>
          <table:table-cell office:value-type="string" calcext:value-type="string">
            <text:p><text:s/>radix_sort</text:p>
          </table:table-cell>
          <table:table-cell office:value-type="string" calcext:value-type="string">
            <text:p><text:s/>parallel_radix_sor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809" calcext:value-type="float">
            <text:p>0.0018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799" calcext:value-type="float">
            <text:p>0.0017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81" calcext:value-type="float">
            <text:p>0.001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3" calcext:value-type="float">
            <text:p>0.000003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.001846" calcext:value-type="float">
            <text:p>0.0018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758" calcext:value-type="float">
            <text:p>0.0017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1776" calcext:value-type="float">
            <text:p>0.0017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1773" calcext:value-type="float">
            <text:p>0.0017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1769" calcext:value-type="float">
            <text:p>0.0017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1802" calcext:value-type="float">
            <text:p>0.0018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1787" calcext:value-type="float">
            <text:p>0.0017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1817" calcext:value-type="float">
            <text:p>0.0018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286" calcext:value-type="float">
            <text:p>0.001286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001863" calcext:value-type="float">
            <text:p>0.0018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432" calcext:value-type="float">
            <text:p>0.002432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1983" calcext:value-type="float">
            <text:p>0.0019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5129" calcext:value-type="float">
            <text:p>0.005129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2131" calcext:value-type="float">
            <text:p>0.002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0864" calcext:value-type="float">
            <text:p>0.010864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0.002404" calcext:value-type="float">
            <text:p>0.0024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2868" calcext:value-type="float">
            <text:p>0.022868</text:p>
          </table:table-cell>
          <table:table-cell office:value-type="float" office:value="0.006191" calcext:value-type="float">
            <text:p>0.006191</text:p>
          </table:table-cell>
          <table:table-cell office:value-type="float" office:value="0.001786" calcext:value-type="float">
            <text:p>0.001786</text:p>
          </table:table-cell>
          <table:table-cell office:value-type="float" office:value="0.00336" calcext:value-type="float">
            <text:p>0.00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47883" calcext:value-type="float">
            <text:p>0.047883</text:p>
          </table:table-cell>
          <table:table-cell office:value-type="float" office:value="0.013082" calcext:value-type="float">
            <text:p>0.013082</text:p>
          </table:table-cell>
          <table:table-cell office:value-type="float" office:value="0.004284" calcext:value-type="float">
            <text:p>0.004284</text:p>
          </table:table-cell>
          <table:table-cell office:value-type="float" office:value="0.004957" calcext:value-type="float">
            <text:p>0.0049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01759" calcext:value-type="float">
            <text:p>0.101759</text:p>
          </table:table-cell>
          <table:table-cell office:value-type="float" office:value="0.027577" calcext:value-type="float">
            <text:p>0.027577</text:p>
          </table:table-cell>
          <table:table-cell office:value-type="float" office:value="0.008005" calcext:value-type="float">
            <text:p>0.008005</text:p>
          </table:table-cell>
          <table:table-cell office:value-type="float" office:value="0.009354" calcext:value-type="float">
            <text:p>0.0093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1176" calcext:value-type="float">
            <text:p>0.21176</text:p>
          </table:table-cell>
          <table:table-cell office:value-type="float" office:value="0.058159" calcext:value-type="float">
            <text:p>0.058159</text:p>
          </table:table-cell>
          <table:table-cell office:value-type="float" office:value="0.016085" calcext:value-type="float">
            <text:p>0.016085</text:p>
          </table:table-cell>
          <table:table-cell office:value-type="float" office:value="0.0174" calcext:value-type="float">
            <text:p>0.0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42437" calcext:value-type="float">
            <text:p>0.442437</text:p>
          </table:table-cell>
          <table:table-cell office:value-type="float" office:value="0.122798" calcext:value-type="float">
            <text:p>0.122798</text:p>
          </table:table-cell>
          <table:table-cell office:value-type="float" office:value="0.03725" calcext:value-type="float">
            <text:p>0.03725</text:p>
          </table:table-cell>
          <table:table-cell office:value-type="float" office:value="0.031242" calcext:value-type="float">
            <text:p>0.0312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925444" calcext:value-type="float">
            <text:p>0.925444</text:p>
          </table:table-cell>
          <table:table-cell office:value-type="float" office:value="0.257845" calcext:value-type="float">
            <text:p>0.257845</text:p>
          </table:table-cell>
          <table:table-cell office:value-type="float" office:value="0.09088" calcext:value-type="float">
            <text:p>0.09088</text:p>
          </table:table-cell>
          <table:table-cell office:value-type="float" office:value="0.06428" calcext:value-type="float">
            <text:p>0.064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radix_sort</text:p>
          </table:table-cell>
          <table:table-cell office:value-type="string" calcext:value-type="string">
            <text:p><text:s/>parallel_radix_sor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809" calcext:value-type="float">
            <text:p>0.00180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799" calcext:value-type="float">
            <text:p>0.00179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81" calcext:value-type="float">
            <text:p>0.0018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846" calcext:value-type="float">
            <text:p>0.00184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758" calcext:value-type="float">
            <text:p>0.00175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1776" calcext:value-type="float">
            <text:p>0.00177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1773" calcext:value-type="float">
            <text:p>0.001773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1769" calcext:value-type="float">
            <text:p>0.001769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1802" calcext:value-type="float">
            <text:p>0.001802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1787" calcext:value-type="float">
            <text:p>0.001787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1817" calcext:value-type="float">
            <text:p>0.001817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001863" calcext:value-type="float">
            <text:p>0.001863</text:p>
          </table:table-cell>
          <table:table-cell table:number-columns-repeated="3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1983" calcext:value-type="float">
            <text:p>0.001983</text:p>
          </table:table-cell>
          <table:table-cell table:number-columns-repeated="3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2131" calcext:value-type="float">
            <text:p>0.002131</text:p>
          </table:table-cell>
          <table:table-cell table:number-columns-repeated="3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0.002404" calcext:value-type="float">
            <text:p>0.002404</text:p>
          </table:table-cell>
          <table:table-cell table:number-columns-repeated="3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1786" calcext:value-type="float">
            <text:p>0.001786</text:p>
          </table:table-cell>
          <table:table-cell office:value-type="float" office:value="0.00336" calcext:value-type="float">
            <text:p>0.00336</text:p>
          </table:table-cell>
          <table:table-cell table:number-columns-repeated="3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4284" calcext:value-type="float">
            <text:p>0.004284</text:p>
          </table:table-cell>
          <table:table-cell office:value-type="float" office:value="0.004957" calcext:value-type="float">
            <text:p>0.004957</text:p>
          </table:table-cell>
          <table:table-cell table:number-columns-repeated="3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8005" calcext:value-type="float">
            <text:p>0.008005</text:p>
          </table:table-cell>
          <table:table-cell office:value-type="float" office:value="0.009354" calcext:value-type="float">
            <text:p>0.009354</text:p>
          </table:table-cell>
          <table:table-cell table:number-columns-repeated="3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6085" calcext:value-type="float">
            <text:p>0.016085</text:p>
          </table:table-cell>
          <table:table-cell office:value-type="float" office:value="0.0174" calcext:value-type="float">
            <text:p>0.0174</text:p>
          </table:table-cell>
          <table:table-cell table:number-columns-repeated="3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3725" calcext:value-type="float">
            <text:p>0.03725</text:p>
          </table:table-cell>
          <table:table-cell office:value-type="float" office:value="0.031242" calcext:value-type="float">
            <text:p>0.031242</text:p>
          </table:table-cell>
          <table:table-cell table:number-columns-repeated="3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9088" calcext:value-type="float">
            <text:p>0.09088</text:p>
          </table:table-cell>
          <table:table-cell office:value-type="float" office:value="0.06428" calcext:value-type="float">
            <text:p>0.064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9T14:32:04.610000000</dc:date>
    <meta:editing-duration>PT8M41S</meta:editing-duration>
    <meta:editing-cycles>1</meta:editing-cycles>
    <meta:document-statistic meta:table-count="1" meta:cell-count="594" meta:object-count="5"/>
    <meta:generator>LibreOffice/4.4.5.2$Windows_x86 LibreOffice_project/a22f674fd25a3b6f45bdebf25400ed2adff0ff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6.805cm" svg:y="0.316cm" chart:style-name="ch2">
          <text:p>Sorted data</text:p>
        </chart:title>
        <chart:legend chart:legend-position="end" svg:x="11.773cm" svg:y="3.456cm" style:legend-expansion="high" chart:style-name="ch3"/>
        <chart:plot-area chart:style-name="ch4" table:cell-range-address="results.A3:results.E24" chart:data-source-has-labels="row" svg:x="1.331cm" svg:y="1.275cm" svg:width="10.122cm" svg:height="6.569cm">
          <chartooo:coordinate-region svg:x="2.243cm" svg:y="1.475cm" svg:width="8.56cm" svg:height="5.722cm"/>
          <chart:axis chart:dimension="x" chart:name="primary-x" chart:style-name="ch5">
            <chart:title svg:x="4.866cm" svg:y="8.024cm" chart:style-name="ch6">
              <text:p>number of elements</text:p>
            </chart:title>
          </chart:axis>
          <chart:axis chart:dimension="y" chart:name="primary-y" chart:style-name="ch5">
            <chart:title svg:x="0.451cm" svg:y="5.688cm" chart:style-name="ch7">
              <text:p>time [seconds]</text:p>
            </chart:title>
            <chart:grid chart:style-name="ch8" chart:class="major"/>
          </chart:axis>
          <chart:series chart:style-name="ch9" chart:values-cell-range-address="results.B4:results.B24" chart:label-cell-address="results.B3:results.B3" chart:class="chart:scatter">
            <chart:domain table:cell-range-address="results.A4:results.A24"/>
            <chart:data-point chart:repeated="21"/>
          </chart:series>
          <chart:series chart:style-name="ch10" chart:values-cell-range-address="results.C4:results.C24" chart:label-cell-address="results.C3:results.C3" chart:class="chart:scatter">
            <chart:data-point chart:repeated="21"/>
          </chart:series>
          <chart:series chart:style-name="ch11" chart:values-cell-range-address="results.D4:results.D24" chart:label-cell-address="results.D3:results.D3" chart:class="chart:scatter">
            <chart:data-point chart:repeated="21"/>
          </chart:series>
          <chart:series chart:style-name="ch12" chart:values-cell-range-address="results.E4:results.E24" chart:label-cell-address="results.E3:results.E3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qsort</text:p>
                <draw:g>
                  <svg:desc>results.B3:results.B3</svg:desc>
                </draw:g>
              </table:table-cell>
              <table:table-cell office:value-type="string">
                <text:p> merge_sort</text:p>
                <draw:g>
                  <svg:desc>results.C3:results.C3</svg:desc>
                </draw:g>
              </table:table-cell>
              <table:table-cell office:value-type="string">
                <text:p> radix_sort</text:p>
                <draw:g>
                  <svg:desc>results.D3:results.D3</svg:desc>
                </draw:g>
              </table:table-cell>
              <table:table-cell office:value-type="string">
                <text:p> parallel_radix_sort</text:p>
                <draw:g>
                  <svg:desc>results.E3:results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esults.A4:results.A24</svg:desc>
                </draw:g>
              </table:table-cell>
              <table:table-cell office:value-type="float" office:value="0">
                <text:p>0</text:p>
                <draw:g>
                  <svg:desc>results.B4:results.B24</svg:desc>
                </draw:g>
              </table:table-cell>
              <table:table-cell office:value-type="float" office:value="0">
                <text:p>0</text:p>
                <draw:g>
                  <svg:desc>results.C4:results.C24</svg:desc>
                </draw:g>
              </table:table-cell>
              <table:table-cell office:value-type="float" office:value="0.000001">
                <text:p>0.000001</text:p>
                <draw:g>
                  <svg:desc>results.D4:results.D24</svg:desc>
                </draw:g>
              </table:table-cell>
              <table:table-cell office:value-type="float" office:value="0.002252">
                <text:p>0.002252</text:p>
                <draw:g>
                  <svg:desc>results.E4:results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066">
                <text:p>0.002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082">
                <text:p>0.002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066">
                <text:p>0.002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2046">
                <text:p>0.002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1756">
                <text:p>0.0017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1787">
                <text:p>0.001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9">
                <text:p>0.000009</text:p>
              </table:table-cell>
              <table:table-cell office:value-type="float" office:value="0.001769">
                <text:p>0.001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18">
                <text:p>0.000018</text:p>
              </table:table-cell>
              <table:table-cell office:value-type="float" office:value="0.001772">
                <text:p>0.001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8">
                <text:p>2048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035">
                <text:p>0.000035</text:p>
              </table:table-cell>
              <table:table-cell office:value-type="float" office:value="0.001748">
                <text:p>0.001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6">
                <text:p>4096</text:p>
              </table:table-cell>
              <table:table-cell office:value-type="float" office:value="0.000183">
                <text:p>0.000183</text:p>
              </table:table-cell>
              <table:table-cell office:value-type="float" office:value="0.00016">
                <text:p>0.00016</text:p>
              </table:table-cell>
              <table:table-cell office:value-type="float" office:value="0.000069">
                <text:p>0.000069</text:p>
              </table:table-cell>
              <table:table-cell office:value-type="float" office:value="0.001818">
                <text:p>0.00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2">
                <text:p>8192</text:p>
              </table:table-cell>
              <table:table-cell office:value-type="float" office:value="0.000387">
                <text:p>0.000387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149">
                <text:p>0.000149</text:p>
              </table:table-cell>
              <table:table-cell office:value-type="float" office:value="0.001864">
                <text:p>0.001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4">
                <text:p>16384</text:p>
              </table:table-cell>
              <table:table-cell office:value-type="float" office:value="0.000821">
                <text:p>0.000821</text:p>
              </table:table-cell>
              <table:table-cell office:value-type="float" office:value="0.000729">
                <text:p>0.000729</text:p>
              </table:table-cell>
              <table:table-cell office:value-type="float" office:value="0.00042">
                <text:p>0.00042</text:p>
              </table:table-cell>
              <table:table-cell office:value-type="float" office:value="0.001905">
                <text:p>0.001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68">
                <text:p>32768</text:p>
              </table:table-cell>
              <table:table-cell office:value-type="float" office:value="0.001564">
                <text:p>0.001564</text:p>
              </table:table-cell>
              <table:table-cell office:value-type="float" office:value="0.001379">
                <text:p>0.001379</text:p>
              </table:table-cell>
              <table:table-cell office:value-type="float" office:value="0.000758">
                <text:p>0.000758</text:p>
              </table:table-cell>
              <table:table-cell office:value-type="float" office:value="0.002025">
                <text:p>0.002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36">
                <text:p>65536</text:p>
              </table:table-cell>
              <table:table-cell office:value-type="float" office:value="0.003287">
                <text:p>0.003287</text:p>
              </table:table-cell>
              <table:table-cell office:value-type="float" office:value="0.002924">
                <text:p>0.002924</text:p>
              </table:table-cell>
              <table:table-cell office:value-type="float" office:value="0.001835">
                <text:p>0.001835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072">
                <text:p>131072</text:p>
              </table:table-cell>
              <table:table-cell office:value-type="float" office:value="0.006875">
                <text:p>0.006875</text:p>
              </table:table-cell>
              <table:table-cell office:value-type="float" office:value="0.006189">
                <text:p>0.006189</text:p>
              </table:table-cell>
              <table:table-cell office:value-type="float" office:value="0.00504">
                <text:p>0.00504</text:p>
              </table:table-cell>
              <table:table-cell office:value-type="float" office:value="0.003677">
                <text:p>0.0036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144">
                <text:p>262144</text:p>
              </table:table-cell>
              <table:table-cell office:value-type="float" office:value="0.014566">
                <text:p>0.014566</text:p>
              </table:table-cell>
              <table:table-cell office:value-type="float" office:value="0.013087">
                <text:p>0.013087</text:p>
              </table:table-cell>
              <table:table-cell office:value-type="float" office:value="0.010223">
                <text:p>0.010223</text:p>
              </table:table-cell>
              <table:table-cell office:value-type="float" office:value="0.005982">
                <text:p>0.0059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4288">
                <text:p>524288</text:p>
              </table:table-cell>
              <table:table-cell office:value-type="float" office:value="0.030446">
                <text:p>0.030446</text:p>
              </table:table-cell>
              <table:table-cell office:value-type="float" office:value="0.027552">
                <text:p>0.027552</text:p>
              </table:table-cell>
              <table:table-cell office:value-type="float" office:value="0.021296">
                <text:p>0.021296</text:p>
              </table:table-cell>
              <table:table-cell office:value-type="float" office:value="0.012095">
                <text:p>0.012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8576">
                <text:p>1048576</text:p>
              </table:table-cell>
              <table:table-cell office:value-type="float" office:value="0.063677">
                <text:p>0.063677</text:p>
              </table:table-cell>
              <table:table-cell office:value-type="float" office:value="0.058134">
                <text:p>0.058134</text:p>
              </table:table-cell>
              <table:table-cell office:value-type="float" office:value="0.053615">
                <text:p>0.053615</text:p>
              </table:table-cell>
              <table:table-cell office:value-type="float" office:value="0.026704">
                <text:p>0.026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7152">
                <text:p>2097152</text:p>
              </table:table-cell>
              <table:table-cell office:value-type="float" office:value="0.134991">
                <text:p>0.134991</text:p>
              </table:table-cell>
              <table:table-cell office:value-type="float" office:value="0.122684">
                <text:p>0.122684</text:p>
              </table:table-cell>
              <table:table-cell office:value-type="float" office:value="0.118111">
                <text:p>0.118111</text:p>
              </table:table-cell>
              <table:table-cell office:value-type="float" office:value="0.051718">
                <text:p>0.051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4304">
                <text:p>4194304</text:p>
              </table:table-cell>
              <table:table-cell office:value-type="float" office:value="0.280067">
                <text:p>0.280067</text:p>
              </table:table-cell>
              <table:table-cell office:value-type="float" office:value="0.258133">
                <text:p>0.258133</text:p>
              </table:table-cell>
              <table:table-cell office:value-type="float" office:value="0.248873">
                <text:p>0.248873</text:p>
              </table:table-cell>
              <table:table-cell office:value-type="float" office:value="0.104755">
                <text:p>0.104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6.541cm" svg:y="0.316cm" chart:style-name="ch2">
          <text:p>Reversed data</text:p>
        </chart:title>
        <chart:legend chart:legend-position="end" svg:x="11.773cm" svg:y="3.456cm" style:legend-expansion="high" chart:style-name="ch3"/>
        <chart:plot-area chart:style-name="ch4" table:cell-range-address="results.A28:results.E49" chart:data-source-has-labels="row" svg:x="1.331cm" svg:y="1.275cm" svg:width="10.122cm" svg:height="6.569cm">
          <chartooo:coordinate-region svg:x="2.243cm" svg:y="1.475cm" svg:width="8.56cm" svg:height="5.722cm"/>
          <chart:axis chart:dimension="x" chart:name="primary-x" chart:style-name="ch5">
            <chart:title svg:x="4.866cm" svg:y="8.024cm" chart:style-name="ch6">
              <text:p>number of elements</text:p>
            </chart:title>
          </chart:axis>
          <chart:axis chart:dimension="y" chart:name="primary-y" chart:style-name="ch5">
            <chart:title svg:x="0.451cm" svg:y="5.688cm" chart:style-name="ch7">
              <text:p>time [seconds]</text:p>
            </chart:title>
            <chart:grid chart:style-name="ch8" chart:class="major"/>
          </chart:axis>
          <chart:series chart:style-name="ch9" chart:values-cell-range-address="results.B29:results.B49" chart:label-cell-address="results.B28:results.B28" chart:class="chart:scatter">
            <chart:domain table:cell-range-address="results.A29:results.A49"/>
            <chart:data-point chart:repeated="21"/>
          </chart:series>
          <chart:series chart:style-name="ch10" chart:values-cell-range-address="results.C29:results.C49" chart:label-cell-address="results.C28:results.C28" chart:class="chart:scatter">
            <chart:data-point chart:repeated="21"/>
          </chart:series>
          <chart:series chart:style-name="ch11" chart:values-cell-range-address="results.D29:results.D49" chart:label-cell-address="results.D28:results.D28" chart:class="chart:scatter">
            <chart:data-point chart:repeated="21"/>
          </chart:series>
          <chart:series chart:style-name="ch12" chart:values-cell-range-address="results.E29:results.E49" chart:label-cell-address="results.E28:results.E28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qsort</text:p>
                <draw:g>
                  <svg:desc>results.B28:results.B28</svg:desc>
                </draw:g>
              </table:table-cell>
              <table:table-cell office:value-type="string">
                <text:p> merge_sort</text:p>
                <draw:g>
                  <svg:desc>results.C28:results.C28</svg:desc>
                </draw:g>
              </table:table-cell>
              <table:table-cell office:value-type="string">
                <text:p> radix_sort</text:p>
                <draw:g>
                  <svg:desc>results.D28:results.D28</svg:desc>
                </draw:g>
              </table:table-cell>
              <table:table-cell office:value-type="string">
                <text:p> parallel_radix_sort</text:p>
                <draw:g>
                  <svg:desc>results.E28:results.E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esults.A29:results.A49</svg:desc>
                </draw:g>
              </table:table-cell>
              <table:table-cell office:value-type="float" office:value="0">
                <text:p>0</text:p>
                <draw:g>
                  <svg:desc>results.B29:results.B49</svg:desc>
                </draw:g>
              </table:table-cell>
              <table:table-cell office:value-type="float" office:value="0">
                <text:p>0</text:p>
                <draw:g>
                  <svg:desc>results.C29:results.C49</svg:desc>
                </draw:g>
              </table:table-cell>
              <table:table-cell office:value-type="float" office:value="0.000001">
                <text:p>0.000001</text:p>
                <draw:g>
                  <svg:desc>results.D29:results.D49</svg:desc>
                </draw:g>
              </table:table-cell>
              <table:table-cell office:value-type="float" office:value="0.001787">
                <text:p>0.001787</text:p>
                <draw:g>
                  <svg:desc>results.E29:results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765">
                <text:p>0.001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849">
                <text:p>0.001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797">
                <text:p>0.001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1769">
                <text:p>0.001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1756">
                <text:p>0.001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1765">
                <text:p>0.001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18">
                <text:p>0.000018</text:p>
              </table:table-cell>
              <table:table-cell office:value-type="float" office:value="0.001799">
                <text:p>0.001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8">
                <text:p>2048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034">
                <text:p>0.000034</text:p>
              </table:table-cell>
              <table:table-cell office:value-type="float" office:value="0.001779">
                <text:p>0.001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6">
                <text:p>4096</text:p>
              </table:table-cell>
              <table:table-cell office:value-type="float" office:value="0.000195">
                <text:p>0.000195</text:p>
              </table:table-cell>
              <table:table-cell office:value-type="float" office:value="0.00016">
                <text:p>0.00016</text:p>
              </table:table-cell>
              <table:table-cell office:value-type="float" office:value="0.000069">
                <text:p>0.000069</text:p>
              </table:table-cell>
              <table:table-cell office:value-type="float" office:value="0.001785">
                <text:p>0.001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2">
                <text:p>8192</text:p>
              </table:table-cell>
              <table:table-cell office:value-type="float" office:value="0.000414">
                <text:p>0.000414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148">
                <text:p>0.000148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4">
                <text:p>16384</text:p>
              </table:table-cell>
              <table:table-cell office:value-type="float" office:value="0.000877">
                <text:p>0.000877</text:p>
              </table:table-cell>
              <table:table-cell office:value-type="float" office:value="0.00073">
                <text:p>0.00073</text:p>
              </table:table-cell>
              <table:table-cell office:value-type="float" office:value="0.000432">
                <text:p>0.000432</text:p>
              </table:table-cell>
              <table:table-cell office:value-type="float" office:value="0.001919">
                <text:p>0.001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68">
                <text:p>32768</text:p>
              </table:table-cell>
              <table:table-cell office:value-type="float" office:value="0.001638">
                <text:p>0.001638</text:p>
              </table:table-cell>
              <table:table-cell office:value-type="float" office:value="0.001379">
                <text:p>0.001379</text:p>
              </table:table-cell>
              <table:table-cell office:value-type="float" office:value="0.000754">
                <text:p>0.000754</text:p>
              </table:table-cell>
              <table:table-cell office:value-type="float" office:value="0.002035">
                <text:p>0.002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36">
                <text:p>65536</text:p>
              </table:table-cell>
              <table:table-cell office:value-type="float" office:value="0.003435">
                <text:p>0.003435</text:p>
              </table:table-cell>
              <table:table-cell office:value-type="float" office:value="0.002923">
                <text:p>0.002923</text:p>
              </table:table-cell>
              <table:table-cell office:value-type="float" office:value="0.001639">
                <text:p>0.001639</text:p>
              </table:table-cell>
              <table:table-cell office:value-type="float" office:value="0.002639">
                <text:p>0.002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072">
                <text:p>131072</text:p>
              </table:table-cell>
              <table:table-cell office:value-type="float" office:value="0.007237">
                <text:p>0.007237</text:p>
              </table:table-cell>
              <table:table-cell office:value-type="float" office:value="0.006188">
                <text:p>0.006188</text:p>
              </table:table-cell>
              <table:table-cell office:value-type="float" office:value="0.005049">
                <text:p>0.005049</text:p>
              </table:table-cell>
              <table:table-cell office:value-type="float" office:value="0.003426">
                <text:p>0.003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144">
                <text:p>262144</text:p>
              </table:table-cell>
              <table:table-cell office:value-type="float" office:value="0.015173">
                <text:p>0.015173</text:p>
              </table:table-cell>
              <table:table-cell office:value-type="float" office:value="0.013098">
                <text:p>0.013098</text:p>
              </table:table-cell>
              <table:table-cell office:value-type="float" office:value="0.010256">
                <text:p>0.010256</text:p>
              </table:table-cell>
              <table:table-cell office:value-type="float" office:value="0.005752">
                <text:p>0.005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4288">
                <text:p>524288</text:p>
              </table:table-cell>
              <table:table-cell office:value-type="float" office:value="0.031897">
                <text:p>0.031897</text:p>
              </table:table-cell>
              <table:table-cell office:value-type="float" office:value="0.027595">
                <text:p>0.027595</text:p>
              </table:table-cell>
              <table:table-cell office:value-type="float" office:value="0.021364">
                <text:p>0.02136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8576">
                <text:p>1048576</text:p>
              </table:table-cell>
              <table:table-cell office:value-type="float" office:value="0.066771">
                <text:p>0.066771</text:p>
              </table:table-cell>
              <table:table-cell office:value-type="float" office:value="0.058212">
                <text:p>0.058212</text:p>
              </table:table-cell>
              <table:table-cell office:value-type="float" office:value="0.057396">
                <text:p>0.057396</text:p>
              </table:table-cell>
              <table:table-cell office:value-type="float" office:value="0.026494">
                <text:p>0.0264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7152">
                <text:p>2097152</text:p>
              </table:table-cell>
              <table:table-cell office:value-type="float" office:value="0.140409">
                <text:p>0.140409</text:p>
              </table:table-cell>
              <table:table-cell office:value-type="float" office:value="0.122616">
                <text:p>0.122616</text:p>
              </table:table-cell>
              <table:table-cell office:value-type="float" office:value="0.134877">
                <text:p>0.134877</text:p>
              </table:table-cell>
              <table:table-cell office:value-type="float" office:value="0.051528">
                <text:p>0.051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4304">
                <text:p>4194304</text:p>
              </table:table-cell>
              <table:table-cell office:value-type="float" office:value="0.293051">
                <text:p>0.293051</text:p>
              </table:table-cell>
              <table:table-cell office:value-type="float" office:value="0.258132">
                <text:p>0.258132</text:p>
              </table:table-cell>
              <table:table-cell office:value-type="float" office:value="0.283201">
                <text:p>0.283201</text:p>
              </table:table-cell>
              <table:table-cell office:value-type="float" office:value="0.129118">
                <text:p>0.1291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title svg:x="6.343cm" svg:y="0.316cm" chart:style-name="ch2">
          <text:p>90% sorted data</text:p>
        </chart:title>
        <chart:legend chart:legend-position="end" svg:x="11.774cm" svg:y="3.456cm" style:legend-expansion="high" chart:style-name="ch3"/>
        <chart:plot-area chart:style-name="ch4" table:cell-range-address="results.A53:results.E74" chart:data-source-has-labels="row" svg:x="1.331cm" svg:y="1.275cm" svg:width="10.123cm" svg:height="6.569cm">
          <chartooo:coordinate-region svg:x="2.058cm" svg:y="1.475cm" svg:width="8.746cm" svg:height="5.722cm"/>
          <chart:axis chart:dimension="x" chart:name="primary-x" chart:style-name="ch5">
            <chart:title svg:x="4.866cm" svg:y="8.024cm" chart:style-name="ch6">
              <text:p>number of elements</text:p>
            </chart:title>
          </chart:axis>
          <chart:axis chart:dimension="y" chart:name="primary-y" chart:style-name="ch5">
            <chart:title svg:x="0.451cm" svg:y="5.688cm" chart:style-name="ch7">
              <text:p>time [seconds]</text:p>
            </chart:title>
            <chart:grid chart:style-name="ch8" chart:class="major"/>
          </chart:axis>
          <chart:series chart:style-name="ch9" chart:values-cell-range-address="results.B54:results.B74" chart:label-cell-address="results.B53:results.B53" chart:class="chart:scatter">
            <chart:domain table:cell-range-address="results.A54:results.A74"/>
            <chart:data-point chart:repeated="21"/>
          </chart:series>
          <chart:series chart:style-name="ch10" chart:values-cell-range-address="results.C54:results.C74" chart:label-cell-address="results.C53:results.C53" chart:class="chart:scatter">
            <chart:data-point chart:repeated="21"/>
          </chart:series>
          <chart:series chart:style-name="ch11" chart:values-cell-range-address="results.D54:results.D74" chart:label-cell-address="results.D53:results.D53" chart:class="chart:scatter">
            <chart:data-point chart:repeated="21"/>
          </chart:series>
          <chart:series chart:style-name="ch12" chart:values-cell-range-address="results.E54:results.E74" chart:label-cell-address="results.E53:results.E53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qsort</text:p>
                <draw:g>
                  <svg:desc>results.B53:results.B53</svg:desc>
                </draw:g>
              </table:table-cell>
              <table:table-cell office:value-type="string">
                <text:p> merge_sort</text:p>
                <draw:g>
                  <svg:desc>results.C53:results.C53</svg:desc>
                </draw:g>
              </table:table-cell>
              <table:table-cell office:value-type="string">
                <text:p> radix_sort</text:p>
                <draw:g>
                  <svg:desc>results.D53:results.D53</svg:desc>
                </draw:g>
              </table:table-cell>
              <table:table-cell office:value-type="string">
                <text:p> parallel_radix_sort</text:p>
                <draw:g>
                  <svg:desc>results.E53:results.E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esults.A54:results.A74</svg:desc>
                </draw:g>
              </table:table-cell>
              <table:table-cell office:value-type="float" office:value="0">
                <text:p>0</text:p>
                <draw:g>
                  <svg:desc>results.B54:results.B74</svg:desc>
                </draw:g>
              </table:table-cell>
              <table:table-cell office:value-type="float" office:value="0">
                <text:p>0</text:p>
                <draw:g>
                  <svg:desc>results.C54:results.C74</svg:desc>
                </draw:g>
              </table:table-cell>
              <table:table-cell office:value-type="float" office:value="0.000001">
                <text:p>0.000001</text:p>
                <draw:g>
                  <svg:desc>results.D54:results.D74</svg:desc>
                </draw:g>
              </table:table-cell>
              <table:table-cell office:value-type="float" office:value="0.001826">
                <text:p>0.001826</text:p>
                <draw:g>
                  <svg:desc>results.E54:results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779">
                <text:p>0.001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813">
                <text:p>0.001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1789">
                <text:p>0.001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1731">
                <text:p>0.001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1777">
                <text:p>0.001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9">
                <text:p>0.000009</text:p>
              </table:table-cell>
              <table:table-cell office:value-type="float" office:value="0.001763">
                <text:p>0.0017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1781">
                <text:p>0.001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8">
                <text:p>2048</text:p>
              </table:table-cell>
              <table:table-cell office:value-type="float" office:value="0.000201">
                <text:p>0.000201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035">
                <text:p>0.000035</text:p>
              </table:table-cell>
              <table:table-cell office:value-type="float" office:value="0.001822">
                <text:p>0.001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6">
                <text:p>4096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16">
                <text:p>0.00016</text:p>
              </table:table-cell>
              <table:table-cell office:value-type="float" office:value="0.000066">
                <text:p>0.000066</text:p>
              </table:table-cell>
              <table:table-cell office:value-type="float" office:value="0.001859">
                <text:p>0.00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2">
                <text:p>8192</text:p>
              </table:table-cell>
              <table:table-cell office:value-type="float" office:value="0.000853">
                <text:p>0.000853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13">
                <text:p>0.00013</text:p>
              </table:table-cell>
              <table:table-cell office:value-type="float" office:value="0.001847">
                <text:p>0.001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4">
                <text:p>16384</text:p>
              </table:table-cell>
              <table:table-cell office:value-type="float" office:value="0.001761">
                <text:p>0.001761</text:p>
              </table:table-cell>
              <table:table-cell office:value-type="float" office:value="0.000731">
                <text:p>0.000731</text:p>
              </table:table-cell>
              <table:table-cell office:value-type="float" office:value="0.000261">
                <text:p>0.000261</text:p>
              </table:table-cell>
              <table:table-cell office:value-type="float" office:value="0.001917">
                <text:p>0.001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68">
                <text:p>32768</text:p>
              </table:table-cell>
              <table:table-cell office:value-type="float" office:value="0.003684">
                <text:p>0.003684</text:p>
              </table:table-cell>
              <table:table-cell office:value-type="float" office:value="0.001379">
                <text:p>0.001379</text:p>
              </table:table-cell>
              <table:table-cell office:value-type="float" office:value="0.000472">
                <text:p>0.000472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36">
                <text:p>65536</text:p>
              </table:table-cell>
              <table:table-cell office:value-type="float" office:value="0.006783">
                <text:p>0.006783</text:p>
              </table:table-cell>
              <table:table-cell office:value-type="float" office:value="0.002923">
                <text:p>0.002923</text:p>
              </table:table-cell>
              <table:table-cell office:value-type="float" office:value="0.001206">
                <text:p>0.001206</text:p>
              </table:table-cell>
              <table:table-cell office:value-type="float" office:value="0.002558">
                <text:p>0.0025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072">
                <text:p>131072</text:p>
              </table:table-cell>
              <table:table-cell office:value-type="float" office:value="0.014291">
                <text:p>0.014291</text:p>
              </table:table-cell>
              <table:table-cell office:value-type="float" office:value="0.006188">
                <text:p>0.006188</text:p>
              </table:table-cell>
              <table:table-cell office:value-type="float" office:value="0.002679">
                <text:p>0.002679</text:p>
              </table:table-cell>
              <table:table-cell office:value-type="float" office:value="0.003327">
                <text:p>0.003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144">
                <text:p>262144</text:p>
              </table:table-cell>
              <table:table-cell office:value-type="float" office:value="0.029784">
                <text:p>0.029784</text:p>
              </table:table-cell>
              <table:table-cell office:value-type="float" office:value="0.013064">
                <text:p>0.013064</text:p>
              </table:table-cell>
              <table:table-cell office:value-type="float" office:value="0.005491">
                <text:p>0.005491</text:p>
              </table:table-cell>
              <table:table-cell office:value-type="float" office:value="0.005154">
                <text:p>0.005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4288">
                <text:p>524288</text:p>
              </table:table-cell>
              <table:table-cell office:value-type="float" office:value="0.06153">
                <text:p>0.06153</text:p>
              </table:table-cell>
              <table:table-cell office:value-type="float" office:value="0.027562">
                <text:p>0.027562</text:p>
              </table:table-cell>
              <table:table-cell office:value-type="float" office:value="0.01096">
                <text:p>0.01096</text:p>
              </table:table-cell>
              <table:table-cell office:value-type="float" office:value="0.00972">
                <text:p>0.009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8576">
                <text:p>1048576</text:p>
              </table:table-cell>
              <table:table-cell office:value-type="float" office:value="0.130042">
                <text:p>0.130042</text:p>
              </table:table-cell>
              <table:table-cell office:value-type="float" office:value="0.058137">
                <text:p>0.058137</text:p>
              </table:table-cell>
              <table:table-cell office:value-type="float" office:value="0.01975">
                <text:p>0.01975</text:p>
              </table:table-cell>
              <table:table-cell office:value-type="float" office:value="0.018808">
                <text:p>0.018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7152">
                <text:p>2097152</text:p>
              </table:table-cell>
              <table:table-cell office:value-type="float" office:value="0.270042">
                <text:p>0.270042</text:p>
              </table:table-cell>
              <table:table-cell office:value-type="float" office:value="0.122821">
                <text:p>0.122821</text:p>
              </table:table-cell>
              <table:table-cell office:value-type="float" office:value="0.051375">
                <text:p>0.051375</text:p>
              </table:table-cell>
              <table:table-cell office:value-type="float" office:value="0.034776">
                <text:p>0.034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4304">
                <text:p>4194304</text:p>
              </table:table-cell>
              <table:table-cell office:value-type="float" office:value="0.578086">
                <text:p>0.578086</text:p>
              </table:table-cell>
              <table:table-cell office:value-type="float" office:value="0.257887">
                <text:p>0.257887</text:p>
              </table:table-cell>
              <table:table-cell office:value-type="float" office:value="0.122183">
                <text:p>0.122183</text:p>
              </table:table-cell>
              <table:table-cell office:value-type="float" office:value="0.079399">
                <text:p>0.0793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6.647cm" svg:y="0.316cm" chart:style-name="ch2">
          <text:p>Random data</text:p>
        </chart:title>
        <chart:legend chart:legend-position="end" svg:x="11.773cm" svg:y="3.456cm" style:legend-expansion="high" chart:style-name="ch3"/>
        <chart:plot-area chart:style-name="ch4" table:cell-range-address="results.A78:results.E99" chart:data-source-has-labels="row" svg:x="1.331cm" svg:y="1.275cm" svg:width="10.122cm" svg:height="6.569cm">
          <chartooo:coordinate-region svg:x="2.058cm" svg:y="1.474cm" svg:width="8.745cm" svg:height="5.723cm"/>
          <chart:axis chart:dimension="x" chart:name="primary-x" chart:style-name="ch5">
            <chart:title svg:x="4.866cm" svg:y="8.024cm" chart:style-name="ch6">
              <text:p>number of elements</text:p>
            </chart:title>
          </chart:axis>
          <chart:axis chart:dimension="y" chart:name="primary-y" chart:style-name="ch5">
            <chart:title svg:x="0.451cm" svg:y="5.688cm" chart:style-name="ch7">
              <text:p>time [seconds]</text:p>
            </chart:title>
            <chart:grid chart:style-name="ch8" chart:class="major"/>
          </chart:axis>
          <chart:series chart:style-name="ch9" chart:values-cell-range-address="results.B79:results.B99" chart:label-cell-address="results.B78:results.B78" chart:class="chart:scatter">
            <chart:domain table:cell-range-address="results.A79:results.A99"/>
            <chart:data-point chart:repeated="21"/>
          </chart:series>
          <chart:series chart:style-name="ch10" chart:values-cell-range-address="results.C79:results.C99" chart:label-cell-address="results.C78:results.C78" chart:class="chart:scatter">
            <chart:data-point chart:repeated="21"/>
          </chart:series>
          <chart:series chart:style-name="ch11" chart:values-cell-range-address="results.D79:results.D99" chart:label-cell-address="results.D78:results.D78" chart:class="chart:scatter">
            <chart:data-point chart:repeated="21"/>
          </chart:series>
          <chart:series chart:style-name="ch12" chart:values-cell-range-address="results.E79:results.E99" chart:label-cell-address="results.E78:results.E78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qsort</text:p>
                <draw:g>
                  <svg:desc>results.B78:results.B78</svg:desc>
                </draw:g>
              </table:table-cell>
              <table:table-cell office:value-type="string">
                <text:p> merge_sort</text:p>
                <draw:g>
                  <svg:desc>results.C78:results.C78</svg:desc>
                </draw:g>
              </table:table-cell>
              <table:table-cell office:value-type="string">
                <text:p> radix_sort</text:p>
                <draw:g>
                  <svg:desc>results.D78:results.D78</svg:desc>
                </draw:g>
              </table:table-cell>
              <table:table-cell office:value-type="string">
                <text:p> parallel_radix_sort</text:p>
                <draw:g>
                  <svg:desc>results.E78:results.E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esults.A79:results.A99</svg:desc>
                </draw:g>
              </table:table-cell>
              <table:table-cell office:value-type="float" office:value="0">
                <text:p>0</text:p>
                <draw:g>
                  <svg:desc>results.B79:results.B99</svg:desc>
                </draw:g>
              </table:table-cell>
              <table:table-cell office:value-type="float" office:value="0">
                <text:p>0</text:p>
                <draw:g>
                  <svg:desc>results.C79:results.C99</svg:desc>
                </draw:g>
              </table:table-cell>
              <table:table-cell office:value-type="float" office:value="0.000001">
                <text:p>0.000001</text:p>
                <draw:g>
                  <svg:desc>results.D79:results.D99</svg:desc>
                </draw:g>
              </table:table-cell>
              <table:table-cell office:value-type="float" office:value="0.001809">
                <text:p>0.001809</text:p>
                <draw:g>
                  <svg:desc>results.E79:results.E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799">
                <text:p>0.001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846">
                <text:p>0.001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758">
                <text:p>0.001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1776">
                <text:p>0.001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0.00003">
                <text:p>0.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1773">
                <text:p>0.001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1769">
                <text:p>0.001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0.000134">
                <text:p>0.000134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1802">
                <text:p>0.001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8">
                <text:p>2048</text:p>
              </table:table-cell>
              <table:table-cell office:value-type="float" office:value="0.000286">
                <text:p>0.000286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023">
                <text:p>0.000023</text:p>
              </table:table-cell>
              <table:table-cell office:value-type="float" office:value="0.001787">
                <text:p>0.0017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6">
                <text:p>4096</text:p>
              </table:table-cell>
              <table:table-cell office:value-type="float" office:value="0.000602">
                <text:p>0.000602</text:p>
              </table:table-cell>
              <table:table-cell office:value-type="float" office:value="0.00016">
                <text:p>0.00016</text:p>
              </table:table-cell>
              <table:table-cell office:value-type="float" office:value="0.000046">
                <text:p>0.000046</text:p>
              </table:table-cell>
              <table:table-cell office:value-type="float" office:value="0.001817">
                <text:p>0.001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2">
                <text:p>8192</text:p>
              </table:table-cell>
              <table:table-cell office:value-type="float" office:value="0.001286">
                <text:p>0.001286</text:p>
              </table:table-cell>
              <table:table-cell office:value-type="float" office:value="0.000342">
                <text:p>0.000342</text:p>
              </table:table-cell>
              <table:table-cell office:value-type="float" office:value="0.000093">
                <text:p>0.000093</text:p>
              </table:table-cell>
              <table:table-cell office:value-type="float" office:value="0.001863">
                <text:p>0.0018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4">
                <text:p>16384</text:p>
              </table:table-cell>
              <table:table-cell office:value-type="float" office:value="0.002432">
                <text:p>0.002432</text:p>
              </table:table-cell>
              <table:table-cell office:value-type="float" office:value="0.00065">
                <text:p>0.00065</text:p>
              </table:table-cell>
              <table:table-cell office:value-type="float" office:value="0.000166">
                <text:p>0.000166</text:p>
              </table:table-cell>
              <table:table-cell office:value-type="float" office:value="0.001983">
                <text:p>0.0019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68">
                <text:p>32768</text:p>
              </table:table-cell>
              <table:table-cell office:value-type="float" office:value="0.005129">
                <text:p>0.005129</text:p>
              </table:table-cell>
              <table:table-cell office:value-type="float" office:value="0.001384">
                <text:p>0.001384</text:p>
              </table:table-cell>
              <table:table-cell office:value-type="float" office:value="0.00034">
                <text:p>0.00034</text:p>
              </table:table-cell>
              <table:table-cell office:value-type="float" office:value="0.002131">
                <text:p>0.002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36">
                <text:p>65536</text:p>
              </table:table-cell>
              <table:table-cell office:value-type="float" office:value="0.010864">
                <text:p>0.010864</text:p>
              </table:table-cell>
              <table:table-cell office:value-type="float" office:value="0.002924">
                <text:p>0.002924</text:p>
              </table:table-cell>
              <table:table-cell office:value-type="float" office:value="0.000804">
                <text:p>0.000804</text:p>
              </table:table-cell>
              <table:table-cell office:value-type="float" office:value="0.002404">
                <text:p>0.002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072">
                <text:p>131072</text:p>
              </table:table-cell>
              <table:table-cell office:value-type="float" office:value="0.022868">
                <text:p>0.022868</text:p>
              </table:table-cell>
              <table:table-cell office:value-type="float" office:value="0.006191">
                <text:p>0.006191</text:p>
              </table:table-cell>
              <table:table-cell office:value-type="float" office:value="0.001786">
                <text:p>0.001786</text:p>
              </table:table-cell>
              <table:table-cell office:value-type="float" office:value="0.00336">
                <text:p>0.00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144">
                <text:p>262144</text:p>
              </table:table-cell>
              <table:table-cell office:value-type="float" office:value="0.047883">
                <text:p>0.047883</text:p>
              </table:table-cell>
              <table:table-cell office:value-type="float" office:value="0.013082">
                <text:p>0.013082</text:p>
              </table:table-cell>
              <table:table-cell office:value-type="float" office:value="0.004284">
                <text:p>0.004284</text:p>
              </table:table-cell>
              <table:table-cell office:value-type="float" office:value="0.004957">
                <text:p>0.004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4288">
                <text:p>524288</text:p>
              </table:table-cell>
              <table:table-cell office:value-type="float" office:value="0.101759">
                <text:p>0.101759</text:p>
              </table:table-cell>
              <table:table-cell office:value-type="float" office:value="0.027577">
                <text:p>0.027577</text:p>
              </table:table-cell>
              <table:table-cell office:value-type="float" office:value="0.008005">
                <text:p>0.008005</text:p>
              </table:table-cell>
              <table:table-cell office:value-type="float" office:value="0.009354">
                <text:p>0.009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8576">
                <text:p>1048576</text:p>
              </table:table-cell>
              <table:table-cell office:value-type="float" office:value="0.21176">
                <text:p>0.21176</text:p>
              </table:table-cell>
              <table:table-cell office:value-type="float" office:value="0.058159">
                <text:p>0.058159</text:p>
              </table:table-cell>
              <table:table-cell office:value-type="float" office:value="0.016085">
                <text:p>0.016085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7152">
                <text:p>2097152</text:p>
              </table:table-cell>
              <table:table-cell office:value-type="float" office:value="0.442437">
                <text:p>0.442437</text:p>
              </table:table-cell>
              <table:table-cell office:value-type="float" office:value="0.122798">
                <text:p>0.122798</text:p>
              </table:table-cell>
              <table:table-cell office:value-type="float" office:value="0.03725">
                <text:p>0.03725</text:p>
              </table:table-cell>
              <table:table-cell office:value-type="float" office:value="0.031242">
                <text:p>0.031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4304">
                <text:p>4194304</text:p>
              </table:table-cell>
              <table:table-cell office:value-type="float" office:value="0.925444">
                <text:p>0.925444</text:p>
              </table:table-cell>
              <table:table-cell office:value-type="float" office:value="0.257845">
                <text:p>0.257845</text:p>
              </table:table-cell>
              <table:table-cell office:value-type="float" office:value="0.09088">
                <text:p>0.09088</text:p>
              </table:table-cell>
              <table:table-cell office:value-type="float" office:value="0.06428">
                <text:p>0.064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6.647cm" svg:y="0.316cm" chart:style-name="ch2">
          <text:p>Random data</text:p>
        </chart:title>
        <chart:legend chart:legend-position="end" svg:x="11.773cm" svg:y="3.954cm" style:legend-expansion="high" chart:style-name="ch3"/>
        <chart:plot-area chart:style-name="ch4" table:cell-range-address="results.A101:results.C122" chart:data-source-has-labels="row" svg:x="1.331cm" svg:y="1.275cm" svg:width="10.122cm" svg:height="6.569cm">
          <chartooo:coordinate-region svg:x="2.243cm" svg:y="1.474cm" svg:width="8.56cm" svg:height="5.723cm"/>
          <chart:axis chart:dimension="x" chart:name="primary-x" chart:style-name="ch5">
            <chart:title svg:x="4.866cm" svg:y="8.024cm" chart:style-name="ch6">
              <text:p>number of elements</text:p>
            </chart:title>
          </chart:axis>
          <chart:axis chart:dimension="y" chart:name="primary-y" chart:style-name="ch5">
            <chart:title svg:x="0.451cm" svg:y="5.688cm" chart:style-name="ch7">
              <text:p>time [seconds]</text:p>
            </chart:title>
            <chart:grid chart:style-name="ch8" chart:class="major"/>
          </chart:axis>
          <chart:series chart:style-name="ch9" chart:values-cell-range-address="results.B102:results.B122" chart:label-cell-address="results.B101:results.B101" chart:class="chart:scatter">
            <chart:domain table:cell-range-address="results.A102:results.A122"/>
            <chart:data-point chart:repeated="21"/>
          </chart:series>
          <chart:series chart:style-name="ch10" chart:values-cell-range-address="results.C102:results.C122" chart:label-cell-address="results.C101:results.C101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radix_sort</text:p>
                <draw:g>
                  <svg:desc>results.B101:results.B101</svg:desc>
                </draw:g>
              </table:table-cell>
              <table:table-cell office:value-type="string">
                <text:p> parallel_radix_sort</text:p>
                <draw:g>
                  <svg:desc>results.C101:results.C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esults.A102:results.A122</svg:desc>
                </draw:g>
              </table:table-cell>
              <table:table-cell office:value-type="float" office:value="0.000001">
                <text:p>0.000001</text:p>
                <draw:g>
                  <svg:desc>results.B102:results.B122</svg:desc>
                </draw:g>
              </table:table-cell>
              <table:table-cell office:value-type="float" office:value="0.001809">
                <text:p>0.001809</text:p>
                <draw:g>
                  <svg:desc>results.C102:results.C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799">
                <text:p>0.001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846">
                <text:p>0.001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758">
                <text:p>0.001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1776">
                <text:p>0.001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1773">
                <text:p>0.001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1769">
                <text:p>0.001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1802">
                <text:p>0.001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8">
                <text:p>2048</text:p>
              </table:table-cell>
              <table:table-cell office:value-type="float" office:value="0.000023">
                <text:p>0.000023</text:p>
              </table:table-cell>
              <table:table-cell office:value-type="float" office:value="0.001787">
                <text:p>0.0017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6">
                <text:p>4096</text:p>
              </table:table-cell>
              <table:table-cell office:value-type="float" office:value="0.000046">
                <text:p>0.000046</text:p>
              </table:table-cell>
              <table:table-cell office:value-type="float" office:value="0.001817">
                <text:p>0.001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2">
                <text:p>8192</text:p>
              </table:table-cell>
              <table:table-cell office:value-type="float" office:value="0.000093">
                <text:p>0.000093</text:p>
              </table:table-cell>
              <table:table-cell office:value-type="float" office:value="0.001863">
                <text:p>0.0018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4">
                <text:p>16384</text:p>
              </table:table-cell>
              <table:table-cell office:value-type="float" office:value="0.000166">
                <text:p>0.000166</text:p>
              </table:table-cell>
              <table:table-cell office:value-type="float" office:value="0.001983">
                <text:p>0.0019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68">
                <text:p>32768</text:p>
              </table:table-cell>
              <table:table-cell office:value-type="float" office:value="0.00034">
                <text:p>0.00034</text:p>
              </table:table-cell>
              <table:table-cell office:value-type="float" office:value="0.002131">
                <text:p>0.002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36">
                <text:p>65536</text:p>
              </table:table-cell>
              <table:table-cell office:value-type="float" office:value="0.000804">
                <text:p>0.000804</text:p>
              </table:table-cell>
              <table:table-cell office:value-type="float" office:value="0.002404">
                <text:p>0.002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072">
                <text:p>131072</text:p>
              </table:table-cell>
              <table:table-cell office:value-type="float" office:value="0.001786">
                <text:p>0.001786</text:p>
              </table:table-cell>
              <table:table-cell office:value-type="float" office:value="0.00336">
                <text:p>0.00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144">
                <text:p>262144</text:p>
              </table:table-cell>
              <table:table-cell office:value-type="float" office:value="0.004284">
                <text:p>0.004284</text:p>
              </table:table-cell>
              <table:table-cell office:value-type="float" office:value="0.004957">
                <text:p>0.004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4288">
                <text:p>524288</text:p>
              </table:table-cell>
              <table:table-cell office:value-type="float" office:value="0.008005">
                <text:p>0.008005</text:p>
              </table:table-cell>
              <table:table-cell office:value-type="float" office:value="0.009354">
                <text:p>0.009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8576">
                <text:p>1048576</text:p>
              </table:table-cell>
              <table:table-cell office:value-type="float" office:value="0.016085">
                <text:p>0.016085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7152">
                <text:p>2097152</text:p>
              </table:table-cell>
              <table:table-cell office:value-type="float" office:value="0.03725">
                <text:p>0.03725</text:p>
              </table:table-cell>
              <table:table-cell office:value-type="float" office:value="0.031242">
                <text:p>0.031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4304">
                <text:p>4194304</text:p>
              </table:table-cell>
              <table:table-cell office:value-type="float" office:value="0.09088">
                <text:p>0.09088</text:p>
              </table:table-cell>
              <table:table-cell office:value-type="float" office:value="0.06428">
                <text:p>0.064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